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e428" officeooo:paragraph-rsid="0019e428"/>
    </style:style>
    <style:style style:name="P2" style:family="paragraph" style:parent-style-name="Standard">
      <style:text-properties officeooo:rsid="0019e428" officeooo:paragraph-rsid="001a2995"/>
    </style:style>
    <style:style style:name="P3" style:family="paragraph" style:parent-style-name="Standard">
      <style:text-properties officeooo:rsid="0019e428" officeooo:paragraph-rsid="001c1b45"/>
    </style:style>
    <style:style style:name="T1" style:family="text">
      <style:text-properties officeooo:rsid="001a2995"/>
    </style:style>
    <style:style style:name="T2" style:family="text">
      <style:text-properties officeooo:rsid="001f383a"/>
    </style:style>
    <style:style style:name="T3" style:family="text">
      <style:text-properties officeooo:rsid="001b4915"/>
    </style:style>
    <style:style style:name="T4" style:family="text">
      <style:text-properties officeooo:rsid="001c1b45"/>
    </style:style>
    <style:style style:name="T5" style:family="text">
      <style:text-properties officeooo:rsid="001e1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vel Plans northern Europe in January:</text:p>
      <text:p text:style-name="P1"/>
      <text:h text:style-name="Heading_20_1" text:outline-level="1">People and Countries:</text:h>
      <text:p text:style-name="P1">Netherlands: Stijn, (Dani, Marije)</text:p>
      <text:p text:style-name="P1">Belgium: Su, Tim, Matthias</text:p>
      <text:p text:style-name="P1">Bremen: Nadine &amp; Nico (Lisa, Artur)</text:p>
      <text:p text:style-name="P1">Malmö: Victoria &amp; Louis</text:p>
      <text:p text:style-name="P1">Helsinki: Can</text:p>
      <text:p text:style-name="P1">Tallinn: Helina</text:p>
      <text:p text:style-name="P1">Warsaw: Mikolaj, Cyprian, Piotr, Kuba, Nikita</text:p>
      <text:p text:style-name="P1">Dresden: Tommy &amp; Enrico</text:p>
      <text:p text:style-name="P1"/>
      <text:p text:style-name="P1">Emojis:</text:p>
      <text:p text:style-name="P1">🚆 <text:span text:style-name="T1">Train</text:span></text:p>
      <text:p text:style-name="P1">🏙️ <text:span text:style-name="T1">City</text:span></text:p>
      <text:p text:style-name="P1">🧍 <text:span text:style-name="T1">Friends</text:span></text:p>
      <text:p text:style-name="P1">🛏️ <text:span text:style-name="T1">Sleep</text:span></text:p>
      <text:p text:style-name="P1">🚌 <text:span text:style-name="T1">Bus</text:span></text:p>
      <text:h text:style-name="Heading_20_1" text:outline-level="1">Itinerary:</text:h>
      <text:p text:style-name="P1">Jan 6: Start</text:p>
      <text:p text:style-name="P1">🚆Train: Basel - Maastricht (6h)</text:p>
      <text:p text:style-name="P1">Arrive in Maastricht 6th 16.00, 7th, meet up with Su.</text:p>
      <text:p text:style-name="P1">🧍Jan 6 + 7: Belgium, Su in Maasmechelen</text:p>
      <text:p text:style-name="P1">Jan 8 + 9: Netherlands</text:p>
      <text:p text:style-name="P1">🚆 7th evening: Train to Etten Leuen (2h). </text:p>
      <text:p text:style-name="P1">🧍 Meet up with Stijn visit Netherlends on 8th</text:p>
      <text:p text:style-name="P1">🛏️ 🏙️ 8th sleep in Rotterdam</text:p>
      <text:p text:style-name="P1">🚆 9th: Train: Rotterdam - Bremen (5h)</text:p>
      <text:p text:style-name="P1">Arrive in Bremen 9th: 15.00</text:p>
      <text:p text:style-name="P1">Jan 9 + 10: Bremen</text:p>
      <text:p text:style-name="P2">🚌 <text:span text:style-name="T1">Flixbus: Bremen – Malmö 20.05 </text:span><text:span text:style-name="T2">(10th)</text:span><text:span text:style-name="T1"> – 08.05 (11th) via Hamburg </text:span><text:span text:style-name="T3">43€</text:span></text:p>
      <text:p text:style-name="P2"><text:a xlink:type="simple" xlink:href="https://www.rome2rio.com/map/Bremen/Malmö?departureDate=2026-01-10#r/Bus/s/0" text:style-name="Internet_20_link" text:visited-style-name="Visited_20_Internet_20_Link">https://www.rome2rio.com/map/Bremen/Malm%C3%B6?departureDate=2026-01-10#r/Bus/s/0</text:a> </text:p>
      <text:p text:style-name="P1">Jan 1<text:span text:style-name="T1">1</text:span> + 1<text:span text:style-name="T1">2</text:span>: <text:span text:style-name="T1">Malmö</text:span></text:p>
      <text:p text:style-name="P3">🚆 <text:span text:style-name="T4">12. Jan. Malmö – Stockholm (5h, direkt)</text:span></text:p>
      <text:p text:style-name="P1">Jan 1<text:span text:style-name="T5">2</text:span> - 19: Sweden, Finnland</text:p>
      <text:p text:style-name="P1">Jan 20 + 21: Tallinn</text:p>
      <text:p text:style-name="P1">Jan 22: Riga</text:p>
      <text:p text:style-name="P1">Jan 23: Kaunas</text:p>
      <text:p text:style-name="P1">Jan 24 + 25: Warsaw</text:p>
      <text:p text:style-name="P1">Jan 26 + 27: Berlin</text:p>
      <text:p text:style-name="P1">Jan 28 Retur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11:45:31.688327300</meta:creation-date>
    <dc:date>2025-12-25T22:42:05.333432600</dc:date>
    <meta:editing-duration>PT9H18M43S</meta:editing-duration>
    <meta:editing-cycles>5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9" meta:word-count="178" meta:character-count="1014" meta:non-whitespace-character-count="870"/>
  </office:meta>
</office:document-meta>
</file>